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2.8862in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1" svg:width="2.6118in" svg:height="5.3437in" svg:x="5.1311in" svg:y="0.3661in">
            <draw:text-box>
              <text:p>Ideas de ejercicios:</text:p>
              <text:p>1. Se conocen tres tallas: S, M, L, para estaturas (160-165), (165-170), (170-180).</text:p>
              <text:p>Pregunta: Cuantas prendas de cada talla se necesitan para los segundos medios?</text:p>
              <text:p>Metodo: contar.si(rango,&gt;low &amp; &lt;high)</text:p>
              <text:p/>
              <text:p>2. Calcular medidas estadisticas</text:p>
              <text:p/>
              <text:p>3. Graficar</text:p>
              <text:p/>
              <text:p>4. Ordenar (nombre, curso, estatura, peso)</text:p>
              <text:p/>
              <text:p>5. Cuanta gente esta con sobrepeso (peso &gt; estatura-100)</text:p>
              <text:p/>
              <text:p>6. Lienzo para foto:</text:p>
              <text:p>Cada alumno se debe llevar un lienzo de un largo igual a su estatura mas 10cm.</text:p>
              <text:p>Pregunta: Cuantos metros de lienzo se deben comprar en total?</text:p>
              <text:p>Metodo: Ingresar nueva columna (estatura + 10) y sumar.</text:p>
              <text:p/>
            </draw:text-box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lumn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Estatura</text:p>
          </table:table-cell>
          <table:table-cell office:value-type="string" calcext:value-type="string">
            <text:p>Peso</text:p>
          </table:table-cell>
        </table:table-row>
        <table:table-row table:style-name="ro1">
          <table:table-cell/>
          <table:table-cell office:value-type="string" calcext:value-type="string">
            <text:p>Andrea</text:p>
          </table:table-cell>
          <table:table-cell office:value-type="string" calcext:value-type="string">
            <text:p>2A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2B</text:p>
          </table:table-cell>
          <table:table-cell office:value-type="float" office:value="172" calcext:value-type="float">
            <text:p>1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Esteban</text:p>
          </table:table-cell>
          <table:table-cell office:value-type="string" calcext:value-type="string">
            <text:p>2B</text:p>
          </table:table-cell>
          <table:table-cell office:value-type="float" office:value="170" calcext:value-type="float">
            <text:p>1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Alejandra</text:p>
          </table:table-cell>
          <table:table-cell office:value-type="string" calcext:value-type="string">
            <text:p>2B</text:p>
          </table:table-cell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Alexis</text:p>
          </table:table-cell>
          <table:table-cell office:value-type="string" calcext:value-type="string">
            <text:p>2A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2A</text:p>
          </table:table-cell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Natalia</text:p>
          </table:table-cell>
          <table:table-cell office:value-type="string" calcext:value-type="string">
            <text:p>2A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Camila</text:p>
          </table:table-cell>
          <table:table-cell office:value-type="string" calcext:value-type="string">
            <text:p>2B</text:p>
          </table:table-cell>
          <table:table-cell office:value-type="float" office:value="164" calcext:value-type="float">
            <text:p>1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Josefa</text:p>
          </table:table-cell>
          <table:table-cell office:value-type="string" calcext:value-type="string">
            <text:p>2B</text:p>
          </table:table-cell>
          <table:table-cell office:value-type="float" office:value="168" calcext:value-type="float">
            <text:p>16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Francisco</text:p>
          </table:table-cell>
          <table:table-cell office:value-type="string" calcext:value-type="string">
            <text:p>2B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2A</text:p>
          </table:table-cell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Emilia</text:p>
          </table:table-cell>
          <table:table-cell office:value-type="string" calcext:value-type="string">
            <text:p>2A</text:p>
          </table:table-cell>
          <table:table-cell office:value-type="float" office:value="164" calcext:value-type="float">
            <text:p>1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dios</text:p>
          </table:table-cell>
          <table:table-cell/>
          <table:table-cell table:formula="of:=GEOMEAN([.D3:.D14])" office:value-type="float" office:value="168.352861455806" calcext:value-type="float">
            <text:p>168.352861455806</text:p>
          </table:table-cell>
          <table:table-cell table:formula="of:=GEOMEAN([.E3:.E14])" office:value-type="float" office:value="67.2908009970736" calcext:value-type="float">
            <text:p>67.2908009970736</text:p>
          </table:table-cell>
        </table:table-row>
        <table:table-row table:style-name="ro1">
          <table:table-cell/>
          <table:table-cell office:value-type="string" calcext:value-type="string">
            <text:p>Maxs</text:p>
          </table:table-cell>
          <table:table-cell/>
          <table:table-cell table:formula="of:=MAX([.D3:.D14])" office:value-type="float" office:value="178" calcext:value-type="float">
            <text:p>178</text:p>
          </table:table-cell>
          <table:table-cell table:formula="of:=MAX([.E3:.E14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Mins</text:p>
          </table:table-cell>
          <table:table-cell/>
          <table:table-cell table:formula="of:=MIN([.D3:.D14])" office:value-type="float" office:value="161" calcext:value-type="float">
            <text:p>161</text:p>
          </table:table-cell>
          <table:table-cell table:formula="of:=MIN([.E3:.E14])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21:08:32.826155179</meta:creation-date>
    <dc:date>2022-04-19T21:40:40.047649373</dc:date>
    <meta:editing-duration>PT9M35S</meta:editing-duration>
    <meta:editing-cycles>2</meta:editing-cycles>
    <meta:generator>LibreOffice/7.2.6.2$Linux_X86_64 LibreOffice_project/20$Build-2</meta:generator>
    <meta:document-statistic meta:table-count="1" meta:cell-count="61" meta:object-count="1"/>
  </office:meta>
</office:document-meta>
</file>